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**London to Paris:**</text:p>
      <text:p text:style-name="Standard"><text:s text:c="3"/>- Option 1:</text:p>
      <text:p text:style-name="Standard"><text:s text:c="5"/>- Bus Number: EU123</text:p>
      <text:p text:style-name="Standard"><text:s text:c="5"/>- Departure Time: 08:00</text:p>
      <text:p text:style-name="Standard"><text:s text:c="5"/>- Arrival Time: 14:00</text:p>
      <text:p text:style-name="Standard"><text:s text:c="5"/>- Price: €50</text:p>
      <text:p text:style-name="Standard"><text:s text:c="3"/>- Option 2:</text:p>
      <text:p text:style-name="Standard"><text:s text:c="5"/>- Bus Number: FR456</text:p>
      <text:p text:style-name="Standard"><text:s text:c="5"/>- Departure Time: 11:00</text:p>
      <text:p text:style-name="Standard"><text:s text:c="5"/>- Arrival Time: 17:00</text:p>
      <text:p text:style-name="Standard"><text:s text:c="5"/>- Price: €45</text:p>
      <text:p text:style-name="Standard"><text:s text:c="3"/>- Option 3:</text:p>
      <text:p text:style-name="Standard"><text:s text:c="5"/>- Bus Number: UK789</text:p>
      <text:p text:style-name="Standard"><text:s text:c="5"/>- Departure Time: 14:30</text:p>
      <text:p text:style-name="Standard"><text:s text:c="5"/>- Arrival Time: 20:30</text:p>
      <text:p text:style-name="Standard"><text:s text:c="5"/>- Price: €55</text:p>
      <text:p text:style-name="Standard"/>
      <text:p text:style-name="Standard">2. **Paris to Berlin:**</text:p>
      <text:p text:style-name="Standard"><text:s text:c="3"/>- Option 1:</text:p>
      <text:p text:style-name="Standard"><text:s text:c="5"/>- Bus Number: DE321</text:p>
      <text:p text:style-name="Standard"><text:s text:c="5"/>- Departure Time: 09:30</text:p>
      <text:p text:style-name="Standard"><text:s text:c="5"/>- Arrival Time: 17:30</text:p>
      <text:p text:style-name="Standard"><text:s text:c="5"/>- Price: €60</text:p>
      <text:p text:style-name="Standard"><text:s text:c="3"/>- Option 2:</text:p>
      <text:p text:style-name="Standard"><text:s text:c="5"/>- Bus Number: FR654</text:p>
      <text:p text:style-name="Standard"><text:s text:c="5"/>- Departure Time: 12:00</text:p>
      <text:p text:style-name="Standard"><text:s text:c="5"/>- Arrival Time: 20:00</text:p>
      <text:p text:style-name="Standard"><text:s text:c="5"/>- Price: €55</text:p>
      <text:p text:style-name="Standard"><text:s text:c="3"/>- Option 3:</text:p>
      <text:p text:style-name="Standard"><text:s text:c="5"/>- Bus Number: EU987</text:p>
      <text:p text:style-name="Standard"><text:s text:c="5"/>- Departure Time: 15:15</text:p>
      <text:p text:style-name="Standard"><text:s text:c="5"/>- Arrival Time: 23:15</text:p>
      <text:p text:style-name="Standard"><text:s text:c="5"/>- Price: €65</text:p>
      <text:p text:style-name="Standard"/>
      <text:p text:style-name="Standard">3. **Berlin to Rome:**</text:p>
      <text:p text:style-name="Standard"><text:s text:c="3"/>- Option 1:</text:p>
      <text:p text:style-name="Standard"><text:s text:c="5"/>- Bus Number: IT123</text:p>
      <text:p text:style-name="Standard"><text:s text:c="5"/>- Departure Time: 07:45</text:p>
      <text:p text:style-name="Standard"><text:s text:c="5"/>- Arrival Time: 18:00</text:p>
      <text:p text:style-name="Standard"><text:s text:c="5"/>- Price: €70</text:p>
      <text:p text:style-name="Standard"><text:s text:c="3"/>- Option 2:</text:p>
      <text:p text:style-name="Standard"><text:s text:c="5"/>- Bus Number: EU456</text:p>
      <text:p text:style-name="Standard"><text:s text:c="5"/>- Departure Time: 10:00</text:p>
      <text:p text:style-name="Standard"><text:s text:c="5"/>- Arrival Time: 20:30</text:p>
      <text:p text:style-name="Standard"><text:s text:c="5"/>- Price: €65</text:p>
      <text:p text:style-name="Standard"><text:s text:c="3"/>- Option 3:</text:p>
      <text:p text:style-name="Standard"><text:s text:c="5"/>- Bus Number: DE789</text:p>
      <text:p text:style-name="Standard"><text:s text:c="5"/>- Departure Time: 13:30</text:p>
      <text:p text:style-name="Standard"><text:s text:c="5"/>- Arrival Time: 23:45</text:p>
      <text:p text:style-name="Standard"><text:s text:c="5"/>- Price: €75</text:p>
      <text:p text:style-name="Standard"/>
      <text:p text:style-name="Standard"><text:soft-page-break/>4. **Rome to Madrid:**</text:p>
      <text:p text:style-name="Standard"><text:s text:c="3"/>- Option 1:</text:p>
      <text:p text:style-name="Standard"><text:s text:c="5"/>- Bus Number: ES123</text:p>
      <text:p text:style-name="Standard"><text:s text:c="5"/>- Departure Time: 08:15</text:p>
      <text:p text:style-name="Standard"><text:s text:c="5"/>- Arrival Time: 19:30</text:p>
      <text:p text:style-name="Standard"><text:s text:c="5"/>- Price: €80</text:p>
      <text:p text:style-name="Standard"><text:s text:c="3"/>- Option 2:</text:p>
      <text:p text:style-name="Standard"><text:s text:c="5"/>- Bus Number: EU456</text:p>
      <text:p text:style-name="Standard"><text:s text:c="5"/>- Departure Time: 11:30</text:p>
      <text:p text:style-name="Standard"><text:s text:c="5"/>- Arrival Time: 22:00</text:p>
      <text:p text:style-name="Standard"><text:s text:c="5"/>- Price: €75</text:p>
      <text:p text:style-name="Standard"><text:s text:c="3"/>- Option 3:</text:p>
      <text:p text:style-name="Standard"><text:s text:c="5"/>- Bus Number: IT789</text:p>
      <text:p text:style-name="Standard"><text:s text:c="5"/>- Departure Time: 14:45</text:p>
      <text:p text:style-name="Standard"><text:s text:c="5"/>- Arrival Time: 01:15</text:p>
      <text:p text:style-name="Standard"><text:s text:c="5"/>- Price: €85</text:p>
      <text:p text:style-name="Standard"/>
      <text:p text:style-name="Standard">5. **Madrid to Amsterdam:**</text:p>
      <text:p text:style-name="Standard"><text:s text:c="3"/>- Option 1:</text:p>
      <text:p text:style-name="Standard"><text:s text:c="5"/>- Bus Number: NL123</text:p>
      <text:p text:style-name="Standard"><text:s text:c="5"/>- Departure Time: 09:00</text:p>
      <text:p text:style-name="Standard"><text:s text:c="5"/>- Arrival Time: 17:30</text:p>
      <text:p text:style-name="Standard"><text:s text:c="5"/>- Price: €70</text:p>
      <text:p text:style-name="Standard"><text:s text:c="3"/>- Option 2:</text:p>
      <text:p text:style-name="Standard"><text:s text:c="5"/>- Bus Number: ES456</text:p>
      <text:p text:style-name="Standard"><text:s text:c="5"/>- Departure Time: 12:30</text:p>
      <text:p text:style-name="Standard"><text:s text:c="5"/>- Arrival Time: 21:00</text:p>
      <text:p text:style-name="Standard"><text:s text:c="5"/>- Price: €65</text:p>
      <text:p text:style-name="Standard"><text:s text:c="3"/>- Option 3:</text:p>
      <text:p text:style-name="Standard"><text:s text:c="5"/>- Bus Number: EU789</text:p>
      <text:p text:style-name="Standard"><text:s text:c="5"/>- Departure Time: 15:45</text:p>
      <text:p text:style-name="Standard"><text:s text:c="5"/>- Arrival Time: 00:15</text:p>
      <text:p text:style-name="Standard"><text:s text:c="5"/>- Price: €75</text:p>
      <text:p text:style-name="Standard"/>
      <text:p text:style-name="Standard">6. **Amsterdam to Brussels:**</text:p>
      <text:p text:style-name="Standard"><text:s text:c="3"/>- Option 1:</text:p>
      <text:p text:style-name="Standard"><text:s text:c="5"/>- Bus Number: BE123</text:p>
      <text:p text:style-name="Standard"><text:s text:c="5"/>- Departure Time: 07:45</text:p>
      <text:p text:style-name="Standard"><text:s text:c="5"/>- Arrival Time: 10:00</text:p>
      <text:p text:style-name="Standard"><text:s text:c="5"/>- Price: €25</text:p>
      <text:p text:style-name="Standard"><text:s text:c="3"/>- Option 2:</text:p>
      <text:p text:style-name="Standard"><text:s text:c="5"/>- Bus Number: EU456</text:p>
      <text:p text:style-name="Standard"><text:s text:c="5"/>- Departure Time: 11:00</text:p>
      <text:p text:style-name="Standard"><text:s text:c="5"/>- Arrival Time: 13:15</text:p>
      <text:p text:style-name="Standard"><text:s text:c="5"/>- Price: €30</text:p>
      <text:p text:style-name="Standard"><text:s text:c="3"/>- Option 3:</text:p>
      <text:p text:style-name="Standard"><text:s text:c="5"/>- Bus Number: NL789</text:p>
      <text:p text:style-name="Standard"><text:s text:c="5"/>- Departure Time: 15:30</text:p>
      <text:p text:style-name="Standard"><text:s text:c="5"/>- Arrival Time: 17:45</text:p>
      <text:p text:style-name="Standard"><text:s text:c="5"/>- Price: €28</text:p>
      <text:p text:style-name="Standard"/>
      <text:p text:style-name="Standard">7. **Brussels to Zurich:**</text:p>
      <text:p text:style-name="Standard"><text:soft-page-break/><text:s text:c="3"/>- Option 1:</text:p>
      <text:p text:style-name="Standard"><text:s text:c="5"/>- Bus Number: CH123</text:p>
      <text:p text:style-name="Standard"><text:s text:c="5"/>- Departure Time: 08:30</text:p>
      <text:p text:style-name="Standard"><text:s text:c="5"/>- Arrival Time: 16:45</text:p>
      <text:p text:style-name="Standard"><text:s text:c="5"/>- Price: €55</text:p>
      <text:p text:style-name="Standard"><text:s text:c="3"/>- Option 2:</text:p>
      <text:p text:style-name="Standard"><text:s text:c="5"/>- Bus Number: EU456</text:p>
      <text:p text:style-name="Standard"><text:s text:c="5"/>- Departure Time: 11:45</text:p>
      <text:p text:style-name="Standard"><text:s text:c="5"/>- Arrival Time: 20:00</text:p>
      <text:p text:style-name="Standard"><text:s text:c="5"/>- Price: €50</text:p>
      <text:p text:style-name="Standard"><text:s text:c="3"/>- Option 3:</text:p>
      <text:p text:style-name="Standard"><text:s text:c="5"/>- Bus Number: BE789</text:p>
      <text:p text:style-name="Standard"><text:s text:c="5"/>- Departure Time: 14:00</text:p>
      <text:p text:style-name="Standard"><text:s text:c="5"/>- Arrival Time: 22:15</text:p>
      <text:p text:style-name="Standard"><text:s text:c="5"/>- Price: €60</text:p>
      <text:p text:style-name="Standard"/>
      <text:p text:style-name="Standard">8. **Zurich to Vienna:**</text:p>
      <text:p text:style-name="Standard"><text:s text:c="3"/>- Option 1:</text:p>
      <text:p text:style-name="Standard"><text:s text:c="5"/>- Bus Number: AT123</text:p>
      <text:p text:style-name="Standard"><text:s text:c="5"/>- Departure Time: 07:00</text:p>
      <text:p text:style-name="Standard"><text:s text:c="5"/>- Arrival Time: 15:15</text:p>
      <text:p text:style-name="Standard"><text:s text:c="5"/>- Price: €50</text:p>
      <text:p text:style-name="Standard"><text:s text:c="3"/>- Option 2:</text:p>
      <text:p text:style-name="Standard"><text:s text:c="5"/>- Bus Number: EU456</text:p>
      <text:p text:style-name="Standard"><text:s text:c="5"/>- Departure Time: 10:15</text:p>
      <text:p text:style-name="Standard"><text:s text:c="5"/>- Arrival Time: 18:30</text:p>
      <text:p text:style-name="Standard"><text:s text:c="5"/>- Price: €45</text:p>
      <text:p text:style-name="Standard"><text:s text:c="3"/>- Option 3:</text:p>
      <text:p text:style-name="Standard"><text:s text:c="5"/>- Bus Number: CH789</text:p>
      <text:p text:style-name="Standard"><text:s text:c="5"/>- Departure Time: 13:30</text:p>
      <text:p text:style-name="Standard"><text:s text:c="5"/>- Arrival Time: 21:45</text:p>
      <text:p text:style-name="Standard"><text:s text:c="5"/>- Price: €55</text:p>
      <text:p text:style-name="Standard"/>
      <text:p text:style-name="Standard">9. **Vienna to Prague:**</text:p>
      <text:p text:style-name="Standard"><text:s text:c="3"/>- Option 1:</text:p>
      <text:p text:style-name="Standard"><text:s text:c="5"/>- Bus Number: CZ123</text:p>
      <text:p text:style-name="Standard"><text:s text:c="5"/>- Departure Time: 08:45</text:p>
      <text:p text:style-name="Standard"><text:s text:c="5"/>- Arrival Time: 12:30</text:p>
      <text:p text:style-name="Standard"><text:s text:c="5"/>- Price: €35</text:p>
      <text:p text:style-name="Standard"><text:s text:c="3"/>- Option 2:</text:p>
      <text:p text:style-name="Standard"><text:s text:c="5"/>- Bus Number: EU456</text:p>
      <text:p text:style-name="Standard"><text:s text:c="5"/>- Departure Time: 12:00</text:p>
      <text:p text:style-name="Standard"><text:s text:c="5"/>- Arrival Time: 15:45</text:p>
      <text:p text:style-name="Standard"><text:s text:c="5"/>- Price: €30</text:p>
      <text:p text:style-name="Standard"><text:s text:c="3"/>- Option 3:</text:p>
      <text:p text:style-name="Standard"><text:s text:c="4"/></text:p>
      <text:p text:style-name="Standard"/>
      <text:p text:style-name="Standard"><text:s/>- Bus Number: AT789</text:p>
      <text:p text:style-name="Standard"><text:s text:c="5"/>- Departure Time: 15:15</text:p>
      <text:p text:style-name="Standard"><text:s text:c="5"/>- Arrival Time: 19:00</text:p>
      <text:p text:style-name="Standard"><text:s text:c="5"/>- Price: €40</text:p>
      <text:p text:style-name="Standard"/>
      <text:p text:style-name="Standard"><text:soft-page-break/>10. **Prague to Budapest:**</text:p>
      <text:p text:style-name="Standard"><text:s text:c="4"/>- Option 1:</text:p>
      <text:p text:style-name="Standard"><text:s text:c="6"/>- Bus Number: HU123</text:p>
      <text:p text:style-name="Standard"><text:s text:c="6"/>- Departure Time: 09:00</text:p>
      <text:p text:style-name="Standard"><text:s text:c="6"/>- Arrival Time: 13:45</text:p>
      <text:p text:style-name="Standard"><text:s text:c="6"/>- Price: €40</text:p>
      <text:p text:style-name="Standard"><text:s text:c="4"/>- Option 2:</text:p>
      <text:p text:style-name="Standard"><text:s text:c="6"/>- Bus Number: EU456</text:p>
      <text:p text:style-name="Standard"><text:s text:c="6"/>- Departure Time: 12:15</text:p>
      <text:p text:style-name="Standard"><text:s text:c="6"/>- Arrival Time: 17:00</text:p>
      <text:p text:style-name="Standard"><text:s text:c="6"/>- Price: €35</text:p>
      <text:p text:style-name="Standard"><text:s text:c="4"/>- Option 3:</text:p>
      <text:p text:style-name="Standard"><text:s text:c="6"/>- Bus Number: CZ789</text:p>
      <text:p text:style-name="Standard"><text:s text:c="6"/>- Departure Time: 15:30</text:p>
      <text:p text:style-name="Standard"><text:s text:c="6"/>- Arrival Time: 20:15</text:p>
      <text:p text:style-name="Standard"><text:s text:c="6"/>- Price: €45</text:p>
      <text:p text:style-name="Standard"/>
      <text:p text:style-name="Standard">11. **London to Amsterdam:**</text:p>
      <text:p text:style-name="Standard"><text:s text:c="4"/>- Option 1:</text:p>
      <text:p text:style-name="Standard"><text:s text:c="6"/>- Bus Number: NL456</text:p>
      <text:p text:style-name="Standard"><text:s text:c="6"/>- Departure Time: 09:30</text:p>
      <text:p text:style-name="Standard"><text:s text:c="6"/>- Arrival Time: 18:00</text:p>
      <text:p text:style-name="Standard"><text:s text:c="6"/>- Price: €55</text:p>
      <text:p text:style-name="Standard"><text:s text:c="4"/>- Option 2:</text:p>
      <text:p text:style-name="Standard"><text:s text:c="6"/>- Bus Number: EU789</text:p>
      <text:p text:style-name="Standard"><text:s text:c="6"/>- Departure Time: 12:45</text:p>
      <text:p text:style-name="Standard"><text:s text:c="6"/>- Arrival Time: 21:15</text:p>
      <text:p text:style-name="Standard"><text:s text:c="6"/>- Price: €50</text:p>
      <text:p text:style-name="Standard"><text:s text:c="4"/>- Option 3:</text:p>
      <text:p text:style-name="Standard"><text:s text:c="6"/>- Bus Number: UK101</text:p>
      <text:p text:style-name="Standard"><text:s text:c="6"/>- Departure Time: 15:00</text:p>
      <text:p text:style-name="Standard"><text:s text:c="6"/>- Arrival Time: 23:30</text:p>
      <text:p text:style-name="Standard"><text:s text:c="6"/>- Price: €60</text:p>
      <text:p text:style-name="Standard"/>
      <text:p text:style-name="Standard">12. **Paris to Barcelona:**</text:p>
      <text:p text:style-name="Standard"><text:s text:c="4"/>- Option 1:</text:p>
      <text:p text:style-name="Standard"><text:s text:c="6"/>- Bus Number: ES456</text:p>
      <text:p text:style-name="Standard"><text:s text:c="6"/>- Departure Time: 10:15</text:p>
      <text:p text:style-name="Standard"><text:s text:c="6"/>- Arrival Time: 20:30</text:p>
      <text:p text:style-name="Standard"><text:s text:c="6"/>- Price: €70</text:p>
      <text:p text:style-name="Standard"><text:s text:c="4"/>- Option 2:</text:p>
      <text:p text:style-name="Standard"><text:s text:c="6"/>- Bus Number: FR789</text:p>
      <text:p text:style-name="Standard"><text:s text:c="6"/>- Departure Time: 13:30</text:p>
      <text:p text:style-name="Standard"><text:s text:c="6"/>- Arrival Time: 23:45</text:p>
      <text:p text:style-name="Standard"><text:s text:c="6"/>- Price: €65</text:p>
      <text:p text:style-name="Standard"><text:s text:c="4"/>- Option 3:</text:p>
      <text:p text:style-name="Standard"><text:s text:c="6"/>- Bus Number: EU101</text:p>
      <text:p text:style-name="Standard"><text:s text:c="6"/>- Departure Time: 16:45</text:p>
      <text:p text:style-name="Standard"><text:s text:c="6"/>- Arrival Time: 03:00</text:p>
      <text:p text:style-name="Standard"><text:s text:c="6"/>- Price: €75</text:p>
      <text:p text:style-name="Standard"/>
      <text:p text:style-name="Standard">13. **Berlin to Vienna:**</text:p>
      <text:p text:style-name="Standard"><text:soft-page-break/><text:s text:c="4"/>- Option 1:</text:p>
      <text:p text:style-name="Standard"><text:s text:c="6"/>- Bus Number: AT456</text:p>
      <text:p text:style-name="Standard"><text:s text:c="6"/>- Departure Time: 08:00</text:p>
      <text:p text:style-name="Standard"><text:s text:c="6"/>- Arrival Time: 16:15</text:p>
      <text:p text:style-name="Standard"><text:s text:c="6"/>- Price: €60</text:p>
      <text:p text:style-name="Standard"><text:s text:c="4"/>- Option 2:</text:p>
      <text:p text:style-name="Standard"><text:s text:c="6"/>- Bus Number: DE789</text:p>
      <text:p text:style-name="Standard"><text:s text:c="6"/>- Departure Time: 11:15</text:p>
      <text:p text:style-name="Standard"><text:s text:c="6"/>- Arrival Time: 19:30</text:p>
      <text:p text:style-name="Standard"><text:s text:c="6"/>- Price: €55</text:p>
      <text:p text:style-name="Standard"><text:s text:c="4"/>- Option 3:</text:p>
      <text:p text:style-name="Standard"><text:s text:c="6"/>- Bus Number: EU101</text:p>
      <text:p text:style-name="Standard"><text:s text:c="6"/>- Departure Time: 14:30</text:p>
      <text:p text:style-name="Standard"><text:s text:c="6"/>- Arrival Time: 22:45</text:p>
      <text:p text:style-name="Standard"><text:s text:c="6"/>- Price: €65</text:p>
      <text:p text:style-name="Standard"/>
      <text:p text:style-name="Standard">14. **Rome to Zurich:**</text:p>
      <text:p text:style-name="Standard"><text:s text:c="4"/>- Option 1:</text:p>
      <text:p text:style-name="Standard"><text:s text:c="6"/>- Bus Number: CH456</text:p>
      <text:p text:style-name="Standard"><text:s text:c="6"/>- Departure Time: 09:45</text:p>
      <text:p text:style-name="Standard"><text:s text:c="6"/>- Arrival Time: 18:00</text:p>
      <text:p text:style-name="Standard"><text:s text:c="6"/>- Price: €75</text:p>
      <text:p text:style-name="Standard"><text:s text:c="4"/>- Option 2:</text:p>
      <text:p text:style-name="Standard"><text:s text:c="6"/>- Bus Number: IT789</text:p>
      <text:p text:style-name="Standard"><text:s text:c="6"/>- Departure Time: 12:30</text:p>
      <text:p text:style-name="Standard"><text:s text:c="6"/>- Arrival Time: 21:45</text:p>
      <text:p text:style-name="Standard"><text:s text:c="6"/>- Price: €70</text:p>
      <text:p text:style-name="Standard"><text:s text:c="4"/>- Option 3:</text:p>
      <text:p text:style-name="Standard"><text:s text:c="6"/>- Bus Number: EU101</text:p>
      <text:p text:style-name="Standard"><text:s text:c="6"/>- Departure Time: 15:15</text:p>
      <text:p text:style-name="Standard"><text:s text:c="6"/>- Arrival Time: 00:30</text:p>
      <text:p text:style-name="Standard"><text:s text:c="6"/>- Price: €80</text:p>
      <text:p text:style-name="Standard"/>
      <text:p text:style-name="Standard">15. **Madrid to Lisbon:**</text:p>
      <text:p text:style-name="Standard"><text:s text:c="4"/>- Option 1:</text:p>
      <text:p text:style-name="Standard"><text:s text:c="6"/>- Bus Number: PT456</text:p>
      <text:p text:style-name="Standard"><text:s text:c="6"/>- Departure Time: 08:30</text:p>
      <text:p text:style-name="Standard"><text:s text:c="6"/>- Arrival Time: 15:45</text:p>
      <text:p text:style-name="Standard"><text:s text:c="6"/>- Price: €65</text:p>
      <text:p text:style-name="Standard"><text:s text:c="4"/>- Option 2:</text:p>
      <text:p text:style-name="Standard"><text:s text:c="6"/>- Bus Number: ES789</text:p>
      <text:p text:style-name="Standard"><text:s text:c="6"/>- Departure Time: 11:45</text:p>
      <text:p text:style-name="Standard"><text:s text:c="6"/>- Arrival Time: 19:00</text:p>
      <text:p text:style-name="Standard"><text:s text:c="6"/>- Price: €60</text:p>
      <text:p text:style-name="Standard"><text:s text:c="4"/>- Option 3:</text:p>
      <text:p text:style-name="Standard"><text:s text:c="6"/>- Bus Number: EU101</text:p>
      <text:p text:style-name="Standard"><text:s text:c="6"/>- Departure Time: 14:00</text:p>
      <text:p text:style-name="Standard"><text:s text:c="6"/>- Arrival Time: 21:15</text:p>
      <text:p text:style-name="Standard"><text:s text:c="6"/>- Price: €70</text:p>
      <text:p text:style-name="Standard"/>
      <text:p text:style-name="Standard">16. **Amsterdam to Munich:**</text:p>
      <text:p text:style-name="Standard"><text:s text:c="4"/>- Option 1:</text:p>
      <text:p text:style-name="Standard"><text:soft-page-break/><text:s text:c="6"/>- Bus Number: DE456</text:p>
      <text:p text:style-name="Standard"><text:s text:c="6"/>- Departure Time: 07:45</text:p>
      <text:p text:style-name="Standard"><text:s text:c="6"/>- Arrival Time: 15:00</text:p>
      <text:p text:style-name="Standard"><text:s text:c="6"/>- Price: €55</text:p>
      <text:p text:style-name="Standard"><text:s text:c="4"/>- Option 2:</text:p>
      <text:p text:style-name="Standard"><text:s text:c="6"/>- Bus Number: EU789</text:p>
      <text:p text:style-name="Standard"><text:s text:c="6"/>- Departure Time: 10:00</text:p>
      <text:p text:style-name="Standard"><text:s text:c="6"/>- Arrival Time: 17:15</text:p>
      <text:p text:style-name="Standard"><text:s text:c="6"/>- Price: €50</text:p>
      <text:p text:style-name="Standard"><text:s text:c="4"/>- Option 3:</text:p>
      <text:p text:style-name="Standard"><text:s text:c="6"/>- Bus Number: NL101</text:p>
      <text:p text:style-name="Standard"><text:s text:c="6"/>- Departure Time: 13:15</text:p>
      <text:p text:style-name="Standard"><text:s text:c="6"/>- Arrival Time: 20:30</text:p>
      <text:p text:style-name="Standard"><text:s text:c="6"/>- Price: €60</text:p>
      <text:p text:style-name="Standard"/>
      <text:p text:style-name="Standard">17. **Brussels to Prague:**</text:p>
      <text:p text:style-name="Standard"><text:s text:c="4"/>- Option 1:</text:p>
      <text:p text:style-name="Standard"><text:s text:c="6"/>- Bus Number: CZ456</text:p>
      <text:p text:style-name="Standard"><text:s text:c="6"/>- Departure Time: 09:00</text:p>
      <text:p text:style-name="Standard"><text:s text:c="6"/>- Arrival Time: 13:45</text:p>
      <text:p text:style-name="Standard"><text:s text:c="6"/>- Price: €45</text:p>
      <text:p text:style-name="Standard"><text:s text:c="4"/>- Option 2:</text:p>
      <text:p text:style-name="Standard"><text:s text:c="6"/>- Bus Number: BE789</text:p>
      <text:p text:style-name="Standard"><text:s text:c="6"/>- Departure Time: 12:15</text:p>
      <text:p text:style-name="Standard"><text:s text:c="6"/>- Arrival Time: 17:00</text:p>
      <text:p text:style-name="Standard"><text:s text:c="6"/>- Price: €40</text:p>
      <text:p text:style-name="Standard"><text:s text:c="4"/>- Option 3:</text:p>
      <text:p text:style-name="Standard"><text:s text:c="6"/>- Bus Number: EU101</text:p>
      <text:p text:style-name="Standard"><text:s text:c="6"/>- Departure Time: 15:30</text:p>
      <text:p text:style-name="Standard"><text:s text:c="6"/>- Arrival Time: 20:15</text:p>
      <text:p text:style-name="Standard"><text:s text:c="6"/>- Price: €50</text:p>
      <text:p text:style-name="Standard"/>
      <text:p text:style-name="Standard">18. **Zurich to Milan:**</text:p>
      <text:p text:style-name="Standard"><text:s text:c="4"/>- Option 1:</text:p>
      <text:p text:style-name="Standard"><text:s text:c="6"/>- Bus Number: IT456</text:p>
      <text:p text:style-name="Standard"><text:s text:c="6"/>- Departure Time: 08:15</text:p>
      <text:p text:style-name="Standard"><text:s text:c="6"/>- Arrival Time: 14:30</text:p>
      <text:p text:style-name="Standard"><text:s text:c="6"/>- Price: €50</text:p>
      <text:p text:style-name="Standard"><text:s text:c="4"/>- Option 2:</text:p>
      <text:p text:style-name="Standard"><text:s text:c="6"/>- Bus Number: CH789</text:p>
      <text:p text:style-name="Standard"><text:s text:c="6"/>- Departure Time: 11:30</text:p>
      <text:p text:style-name="Standard"><text:s text:c="6"/>- Arrival Time: 17:45</text:p>
      <text:p text:style-name="Standard"><text:s text:c="6"/>- Price: €45</text:p>
      <text:p text:style-name="Standard"><text:s text:c="4"/>- Option 3:</text:p>
      <text:p text:style-name="Standard"><text:s text:c="6"/>- Bus Number: EU101</text:p>
      <text:p text:style-name="Standard"><text:s text:c="6"/>- Departure Time: 14:45</text:p>
      <text:p text:style-name="Standard"><text:s text:c="6"/>- Arrival Time: 21:00</text:p>
      <text:p text:style-name="Standard"><text:s text:c="6"/>- Price: €55</text:p>
      <text:p text:style-name="Standard"/>
      <text:p text:style-name="Standard">19. **Vienna to Budapest:**</text:p>
      <text:p text:style-name="Standard"><text:s text:c="4"/>- Option 1:</text:p>
      <text:p text:style-name="Standard"><text:s text:c="6"/>- Bus Number: HU456</text:p>
      <text:p text:style-name="Standard"><text:soft-page-break/><text:s text:c="6"/>- Departure Time: 09:30</text:p>
      <text:p text:style-name="Standard"><text:s text:c="6"/>- Arrival Time: 12:15</text:p>
      <text:p text:style-name="Standard"><text:s text:c="6"/>- Price: €35</text:p>
      <text:p text:style-name="Standard"><text:s text:c="4"/>- Option 2:</text:p>
      <text:p text:style-name="Standard"><text:s text:c="6"/>- Bus Number: AT789</text:p>
      <text:p text:style-name="Standard"><text:s text:c="6"/>- Departure Time: 12:45</text:p>
      <text:p text:style-name="Standard"><text:s text:c="6"/>- Arrival Time: 15:30</text:p>
      <text:p text:style-name="Standard"><text:s text:c="6"/>- Price: €30</text:p>
      <text:p text:style-name="Standard"><text:s text:c="4"/>- Option 3:</text:p>
      <text:p text:style-name="Standard"><text:s text:c="6"/>- Bus Number: EU101</text:p>
      <text:p text:style-name="Standard"><text:s text:c="6"/>- Departure Time: 15:00</text:p>
      <text:p text:style-name="Standard"><text:s text:c="6"/>- Arrival Time: 17:45</text:p>
      <text:p text:style-name="Standard"><text:s text:c="6"/>- Price: €40</text:p>
      <text:p text:style-name="Standard"/>
      <text:p text:style-name="Standard">20. **Prague to Krakow:**</text:p>
      <text:p text:style-name="Standard"><text:s text:c="4"/>- Option 1:</text:p>
      <text:p text:style-name="Standard"><text:s text:c="6"/>- Bus Number: PL456</text:p>
      <text:p text:style-name="Standard"><text:s text:c="6"/>- Departure Time: 08:00</text:p>
      <text:p text:style-name="Standard"><text:s text:c="6"/>- Arrival Time: 12:45</text:p>
      <text:p text:style-name="Standard"><text:s text:c="6"/>- Price: €40</text:p>
      <text:p text:style-name="Standard"><text:s text:c="4"/>- Option 2:</text:p>
      <text:p text:style-name="Standard"><text:s text:c="6"/>- Bus Number: CZ789</text:p>
      <text:p text:style-name="Standard"><text:s text:c="6"/>- Departure Time: 11:15</text:p>
      <text:p text:style-name="Standard"><text:s text:c="6"/>- Arrival Time: 15:00</text:p>
      <text:p text:style-name="Standard"><text:s text:c="6"/>- Price: €35</text:p>
      <text:p text:style-name="Standard"><text:s text:c="4"/>- Option 3:</text:p>
      <text:p text:style-name="Standard"><text:s text:c="6"/>- Bus Number: EU101</text:p>
      <text:p text:style-name="Standard"><text:s text:c="6"/>- Departure Time: 14:30</text:p>
      <text:p text:style-name="Standard"><text:s text:c="6"/>- Arrival Time: 18:15</text:p>
      <text:p text:style-name="Standard"><text:s text:c="6"/>- Price: €4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1:32:42.254693892</meta:creation-date>
    <dc:date>2024-03-31T13:45:55.956032839</dc:date>
    <meta:editing-duration>PT2H13M14S</meta:editing-duration>
    <meta:editing-cycles>1</meta:editing-cycles>
    <meta:document-statistic meta:table-count="0" meta:image-count="0" meta:object-count="0" meta:page-count="7" meta:paragraph-count="321" meta:word-count="1160" meta:character-count="7211" meta:non-whitespace-character-count="4826"/>
    <meta:generator>LibreOffice/7.6.5.2$Linux_X86_64 LibreOffice_project/60$Build-2</meta:generator>
  </office:meta>
</office:document-meta>
</file>